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0" style:parent-style-name="Standardnípísmoodstavce" style:family="text">
      <style:text-properties style:font-size-complex="11.5pt"/>
    </style:style>
    <style:style style:name="T21" style:parent-style-name="Standardnípísmoodstavce" style:family="text">
      <style:text-properties style:font-size-complex="11.5pt"/>
    </style:style>
    <style:style style:name="T22" style:parent-style-name="Značkapozn.podčarou" style:family="text">
      <style:text-properties style:font-size-complex="11.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0/2022<text:bookmark-end text:name="Text14"/></text:p>
            <text:p text:style-name="Normální">KVOP-48316/2022<text:bookmark-end text:name="Text2"/></text:p>
            <text:p text:style-name="Normální"><text:bookmark-start text:name="Text6"/>06. 09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<text:bookmark-start text:name="Text9"/>Mgr.<text:s/><text:bookmark-end text:name="Text9"/>J. C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 podle zákona č. 106/1999 Sb., o svobodném přístupu k informacím, ve znění pozdějších předpisů</text:h>
      <text:p text:style-name="Základnítext">Vážená paní magistro,<text:s/></text:p>
      <text:p text:style-name="Základnítext">dne 25. 8. 2022 byla do Kanceláře veřejného ochránce práv doručena Vaše žádost podle zákona o svobodném přístupu k informacím, kterou<text:s/><text:span text:style-name="Silné">žádáte následující informace</text:span>:</text:p>
      <text:list text:style-name="LFO3_1" text:continue-numbering="true">
        <text:list-item>
          <text:p text:style-name="P18">Proč došlo k odložení?<text:span text:style-name="Značkapozn.podčarou"><text:note text:note-class="footnote" text:id="_ftn0"><text:note-citation>1</text:note-citation><text:note-body><text:p text:style-name="Textpozn.podčarou"><text:s/>Pravděpodobně Vašeho podnětu ze dne 27. 4. 2020.</text:p></text:note-body></text:note></text:span><text:s/></text:p>
        </text:list-item>
        <text:list-item>
          <text:p text:style-name="P19">Zda se dočkáte řádného šetření Krajského úřadu Ústeckého kraje, odboru zdravotnictví, který podle Vás podváděl a manipuloval<text:s/>s protokoly a znaleckým posudkem.</text:p>
        </text:list-item>
      </text:list>
      <text:p text:style-name="Základnítext">K Vaší žádosti<text:s/><text:span text:style-name="Silné">poskytuji následující informace</text:span>:</text:p>
      <text:p text:style-name="Základnítext">K bodu č. 1</text:p>
      <text:p text:style-name="Základnítext">Důvodem pro odložení Vašeho podnětu, ve kterém jste nesouhlasila s vyřízením stížnosti na poskytovatele zdravotních služeb<text:s/>XY<text:s/>(dále jen „nemocnice“) Krajským úřadem Ústeckého kraje (dále jen „krajský úřad“), byla skutečnost, že<text:s/><text:span text:style-name="Silné">od vyřízení Vaší stížnosti</text:span><text:span text:style-name="Značkapozn.podčarou"><text:note text:note-class="footnote" text:id="_ftn1"><text:note-citation>2</text:note-citation><text:note-body><text:p text:style-name="Textpozn.podčarou"><text:s/>Stížnost je z listopadu 2016.</text:p></text:note-body></text:note></text:span><text:span text:style-name="Silné"><text:s/>na postup krajského úřadu již uplynulo několik l</text:span><text:span text:style-name="Silné">et</text:span>.<text:s/></text:p>
      <text:p text:style-name="Základnítext"><text:span text:style-name="T20">Krajský úřad spadá do výčtu správních orgánů, jejichž činnost je ochránce podle zákona o veřejném ochránci práv oprávněn šetřit. Současně však platí, že se zpravidla<text:s/></text:span><text:span text:style-name="Silné">nezabývá událostmi staršími jednoho roku</text:span><text:span text:style-name="T21">. Po uplynutí této doby<text:s/></text:span>již ochránce objektivně nemůže napravit případně zjištěná pochybení úřadů.<text:s/></text:p>
      <text:p text:style-name="Základnítext">K rozhodnutí odložit Váš podnět dospěli (po seznámení se se skutkovými okolnostmi věci) jak veřejný ochránce práv, tak jeho zástupkyně. Dospěli k závěru, že šetření Vašeho podnětu by nebylo efektivní,<text:s/>neboť již nebylo možné dosáhnout účinné nápravy. Tento postup ostatně předvídá a upravuje zákon o veřejném ochránci práv.<text:span text:style-name="T22"><text:note text:note-class="footnote" text:id="_ftn2"><text:note-citation>3</text:note-citation><text:note-body><text:p text:style-name="Textpozn.podčarou"><text:s/>Podle § 12 odst. 2 písm. c) zákona č. 349/1999 Sb., o veřejném ochránci práv, ve znění pozdějších předpisů. <text:s/></text:p></text:note-body></text:note></text:span><text:s text:c="2"/></text:p>
      <text:soft-page-break/>
      <text:p text:style-name="Základnítext">K bodu č. 2</text:p>
      <text:p text:style-name="Základnítext">S ohledem na výše uvedené je zřejmé, že veřejný ochránce práv nebude šetřit vyřízení Vaší stížnosti z listopadu 2016 krajským úřadem. Ve zbytku odkazuji na vyjádření veřejného ochránce práv JUDr. Stanislava Křečka k Vaší věci ze srpna letošního roku, které přikládám.</text:p>
      <text:p text:style-name="Základnítext">S pozdravem</text:p>
      <text:p text:style-name="Základnítext"/>
      <text:p text:style-name="podpis"/>
      <text:p text:style-name="podpis">JUDr. Pavel Pořízek, Ph.D. v. r.</text:p>
      <text:p text:style-name="podpis">vedoucí Kanceláře veřejného ochránce práv</text:p>
      <text:p text:style-name="podpis"/>
      <text:p text:style-name="Příloha"/>
      <text:p text:style-name="Příloha">Příloha<text:s/></text:p>
      <text:p text:style-name="Normální">Dopis ze dne 23. 8. 2022, sp. zn. 15373/2022/VOP/MKZ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VXPO*</text:span></text:p>
        <text:p text:style-name="P12"><text:span text:style-name="T13">KVOPX00CVXPO</text:span>KVOPX00CVXPO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0-03T12:28:00Z</meta:creation-date>
    <dc:date>2022-10-03T12:30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4" meta:word-count="298" meta:character-count="2056" meta:row-count="14" meta:non-whitespace-character-count="1762"/>
  </office:meta>
</office:document-meta>
</file>